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8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ucleo446R</text:p>
          </table:table-cell>
          <table:table-cell table:number-columns-repeated="2"/>
          <table:table-cell table:style-name="ce1" office:value-type="date" office:date-value="2020-07-24" calcext:value-type="date">
            <text:p>07/24/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123-IN0</text:p>
          </table:table-cell>
          <table:table-cell/>
          <table:table-cell office:value-type="string" calcext:value-type="string">
            <text:p>PUSHBUTTON (PULLU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123-IN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123-IN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DC123-IN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123-IN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123-IN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123-IN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123-IN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IM1_CH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WDIO</text:p>
          </table:table-cell>
          <table:table-cell/>
          <table:table-cell office:value-type="string" calcext:value-type="string">
            <text:p>JT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WDCK</text:p>
          </table:table-cell>
          <table:table-cell/>
          <table:table-cell office:value-type="string" calcext:value-type="string">
            <text:p>JT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123_IN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123_IN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T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AN2-R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AN2-T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/O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IM4CH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OUTPUT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I2C2-SCL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AP_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CAP_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2-R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2-T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DC123-IN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DC123-IN1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23-IN1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123-IN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123_IN1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123-IN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8CH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3CH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DIO-D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DIO-D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DIO-D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DIO-D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DIO-CK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32_I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32_OUT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ONBOARD PUSHBUTTON</text:p>
          </table:table-cell>
        </table:table-row>
      </table:table>
      <table:named-expressions/>
      <table:database-ranges>
        <table:database-range table:name="__Anonymous_Sheet_DB__0" table:target-range-address="pinusage.A1:pinusage.F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00/00/0000</text:date>, <text:time style:data-style-name="N2" text:time-value="20:53:25.161551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4T21:49:42.736579432</dc:date>
    <meta:editing-duration>PT1H32M43S</meta:editing-duration>
    <meta:editing-cycles>14</meta:editing-cycles>
    <meta:generator>LibreOffice/5.1.6.2$Linux_X86_64 LibreOffice_project/10m0$Build-2</meta:generator>
    <meta:document-statistic meta:table-count="1" meta:cell-count="285" meta:object-count="0"/>
  </office:meta>
</office:document-meta>
</file>